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3E000004EB4BAB79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f41b" officeooo:paragraph-rsid="0004f4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资源使用者顺序图</text:p>
      <text:p text:style-name="Standard"><draw:frame draw:style-name="fr1" draw:name="图像1" text:anchor-type="char" svg:width="17cm" svg:height="8.162cm" draw:z-index="0"><draw:image xlink:href="Pictures/1000000000000A3E000004EB4BAB79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8:57:20.973331060</meta:creation-date>
    <dc:date>2025-12-12T19:00:36.876061934</dc:date>
    <meta:editing-duration>PT3M17S</meta:editing-duration>
    <meta:editing-cycles>1</meta:editing-cycles>
    <meta:document-statistic meta:table-count="0" meta:image-count="1" meta:object-count="0" meta:page-count="1" meta:paragraph-count="1" meta:word-count="8" meta:character-count="8" meta:non-whitespace-character-count="8"/>
    <meta:generator>LibreOffice/24.2.7.2$Linux_X86_64 LibreOffice_project/420$Build-2</meta:generator>
  </office:meta>
</office:document-meta>
</file>